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5.2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miter" svg:stroke-linecap="square" draw:fill="none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2.5cm" fo:min-width="0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0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3.03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882cm" fo:min-width="2.33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.74cm" fo:min-width="1.976cm"/>
    </style:style>
    <style:style style:name="gr13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14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15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6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gr17" style:family="graphic" style:parent-style-name="standard">
      <style:graphic-properties draw:stroke="none" draw:fill-color="#bebebe" draw:textarea-horizontal-align="justify" draw:textarea-vertical-align="middle" draw:auto-grow-height="false" fo:min-height="0.5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cm" svg:height="5.5cm" svg:x="2.25cm" svg:y="2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cm" svg:height="1cm" svg:x="2.941cm" svg:y="4.4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.5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37cm" svg:height="0.641cm" svg:x="2.081cm" svg:y="8.03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837cm" svg:height="0.641cm" svg:x="2.082cm" svg:y="8.81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0.5cm" svg:height="2.75cm" svg:x="2.25cm" svg:y="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25cm" svg:height="2.75cm" svg:x="2.385cm" svg:y="5.10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cm" svg:height="0.5cm" svg:x="2.25cm" svg:y="7.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5cm" svg:height="0.251cm" svg:x="2.385cm" svg:y="7.74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5cm" svg:height="2cm" svg:x="0cm" svg:y="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4cm" svg:height="1.6cm" svg:x="0.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5cm" svg:height="1.4cm" svg:x="0.75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29cm" svg:height="0.641cm" draw:transform="rotate (1.5707963267949) translate (2.752cm 5.8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41cm" svg:height="0.642cm" draw:transform="rotate (1.5707963267949) translate (2.75cm 6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641cm" svg:height="0.642cm" draw:transform="rotate (1.5707963267949) translate (2.751cm 5.6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54cm" svg:height="0.455cm" draw:transform="rotate (1.5707963267949) translate (2.84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454cm" svg:height="0.455cm" draw:transform="rotate (1.5707963267949) translate (2.846cm 6.0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5cm" svg:height="0.75cm" draw:transform="rotate (1.5707963267949) translate (2.287cm 4.74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1:53:51.918000000</dc:date>
    <meta:editing-duration>PT15M31S</meta:editing-duration>
    <meta:editing-cycles>52</meta:editing-cycles>
    <meta:generator>LibreOffice/7.5.0.3$Windows_X86_64 LibreOffice_project/c21113d003cd3efa8c53188764377a8272d9d6de</meta:generator>
    <meta:document-statistic meta:object-count="19"/>
  </office:meta>
</office:document-meta>
</file>